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346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972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SL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_LIMIT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_LIMIT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Default" office:value-type="float" office:value="48.1809623667539" calcext:value-type="float">
            <text:p>48.1809623667539</text:p>
          </table:table-cell>
          <table:table-cell table:style-name="Default" office:value-type="float" office:value="49.1884604900204" calcext:value-type="float">
            <text:p>49.1884604900204</text:p>
          </table:table-cell>
          <table:table-cell table:style-name="Default" office:value-type="float" office:value="-1.00749812326655" calcext:value-type="float">
            <text:p>-1.00749812326655</text:p>
          </table:table-cell>
          <table:table-cell table:style-name="Default" office:value-type="float" office:value="23.9229024943311" calcext:value-type="float">
            <text:p>23.9229024943311</text:p>
          </table:table-cell>
          <table:table-cell table:style-name="Default" office:value-type="float" office:value="20.8015267175573" calcext:value-type="float">
            <text:p>20.8015267175573</text:p>
          </table:table-cell>
          <table:table-cell table:style-name="Default" office:value-type="float" office:value="28.4916201117318" calcext:value-type="float">
            <text:p>28.4916201117318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5.8077475648838" calcext:value-type="float">
            <text:p>-15.8077475648838</text:p>
          </table:table-cell>
          <table:table-cell table:style-name="Default" office:value-type="float" office:value="65.8648089423409" calcext:value-type="float">
            <text:p>65.8648089423409</text:p>
          </table:table-cell>
          <table:table-cell table:style-name="Default" office:value-type="float" office:value="-81.6725565072247" calcext:value-type="float">
            <text:p>-81.6725565072247</text:p>
          </table:table-cell>
          <table:table-cell table:style-name="Default" office:value-type="float" office:value="25.5056179775281" calcext:value-type="float">
            <text:p>25.5056179775281</text:p>
          </table:table-cell>
          <table:table-cell table:style-name="Default" office:value-type="float" office:value="26.2206148282098" calcext:value-type="float">
            <text:p>26.2206148282098</text:p>
          </table:table-cell>
          <table:table-cell table:style-name="Default" office:value-type="float" office:value="24.3323442136499" calcext:value-type="float">
            <text:p>24.332344213649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32.4778611749163" calcext:value-type="float">
            <text:p>-32.4778611749163</text:p>
          </table:table-cell>
          <table:table-cell table:style-name="Default" office:value-type="float" office:value="29.0642754588934" calcext:value-type="float">
            <text:p>29.0642754588934</text:p>
          </table:table-cell>
          <table:table-cell table:style-name="Default" office:value-type="float" office:value="-61.5421366338097" calcext:value-type="float">
            <text:p>-61.5421366338097</text:p>
          </table:table-cell>
          <table:table-cell table:style-name="Default" office:value-type="float" office:value="23.9325842696629" calcext:value-type="float">
            <text:p>23.9325842696629</text:p>
          </table:table-cell>
          <table:table-cell table:style-name="Default" office:value-type="float" office:value="22.2423146473779" calcext:value-type="float">
            <text:p>22.2423146473779</text:p>
          </table:table-cell>
          <table:table-cell table:style-name="Default" office:value-type="float" office:value="26.7062314540059" calcext:value-type="float">
            <text:p>26.706231454005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.74065621241318" calcext:value-type="float">
            <text:p>-9.74065621241318</text:p>
          </table:table-cell>
          <table:table-cell table:style-name="Default" office:value-type="float" office:value="72.5703420370244" calcext:value-type="float">
            <text:p>72.5703420370244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1.840646260032" calcext:value-type="float">
            <text:p>-11.840646260032</text:p>
          </table:table-cell>
          <table:table-cell table:style-name="Default" office:value-type="float" office:value="74.3473144794729" calcext:value-type="float">
            <text:p>74.3473144794729</text:p>
          </table:table-cell>
          <table:table-cell table:style-name="Default" office:value-type="float" office:value="-86.1879607395048" calcext:value-type="float">
            <text:p>-86.1879607395048</text:p>
          </table:table-cell>
          <table:table-cell table:style-name="Default" office:value-type="float" office:value="25.2707581227437" calcext:value-type="float">
            <text:p>25.2707581227437</text:p>
          </table:table-cell>
          <table:table-cell table:style-name="Default" office:value-type="float" office:value="24.4413407821229" calcext:value-type="float">
            <text:p>24.4413407821229</text:p>
          </table:table-cell>
          <table:table-cell table:style-name="Default" office:value-type="float" office:value="26.7857142857143" calcext:value-type="float">
            <text:p>26.7857142857143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5.42553978351017" calcext:value-type="float">
            <text:p>-5.42553978351017</text:p>
          </table:table-cell>
          <table:table-cell table:style-name="Default" office:value-type="float" office:value="74.4912803191159" calcext:value-type="float">
            <text:p>74.4912803191159</text:p>
          </table:table-cell>
          <table:table-cell table:style-name="Default" office:value-type="float" office:value="-79.916820102626" calcext:value-type="float">
            <text:p>-79.916820102626</text:p>
          </table:table-cell>
          <table:table-cell table:style-name="Default" office:value-type="float" office:value="24.4943820224719" calcext:value-type="float">
            <text:p>24.4943820224719</text:p>
          </table:table-cell>
          <table:table-cell table:style-name="Default" office:value-type="float" office:value="22.4231464737794" calcext:value-type="float">
            <text:p>22.4231464737794</text:p>
          </table:table-cell>
          <table:table-cell table:style-name="Default" office:value-type="float" office:value="27.893175074184" calcext:value-type="float">
            <text:p>27.89317507418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41.883074186542" calcext:value-type="float">
            <text:p>-41.883074186542</text:p>
          </table:table-cell>
          <table:table-cell table:style-name="Default" office:value-type="float" office:value="20.3316286825961" calcext:value-type="float">
            <text:p>20.3316286825961</text:p>
          </table:table-cell>
          <table:table-cell table:style-name="Default" office:value-type="float" office:value="-62.2147028691381" calcext:value-type="float">
            <text:p>-62.2147028691381</text:p>
          </table:table-cell>
          <table:table-cell table:style-name="Default" office:value-type="float" office:value="25.5056179775281" calcext:value-type="float">
            <text:p>25.5056179775281</text:p>
          </table:table-cell>
          <table:table-cell table:style-name="Default" office:value-type="float" office:value="22.8301886792453" calcext:value-type="float">
            <text:p>22.8301886792453</text:p>
          </table:table-cell>
          <table:table-cell table:style-name="Default" office:value-type="float" office:value="29.4444444444444" calcext:value-type="float">
            <text:p>29.4444444444444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4.60652965113726" calcext:value-type="float">
            <text:p>4.60652965113726</text:p>
          </table:table-cell>
          <table:table-cell table:style-name="Default" office:value-type="float" office:value="-49.7306733209564" calcext:value-type="float">
            <text:p>-49.7306733209564</text:p>
          </table:table-cell>
          <table:table-cell table:style-name="Default" office:value-type="float" office:value="54.3372029720938" calcext:value-type="float">
            <text:p>54.3372029720938</text:p>
          </table:table-cell>
          <table:table-cell table:style-name="Default" office:value-type="float" office:value="22.1351616062684" calcext:value-type="float">
            <text:p>22.1351616062684</text:p>
          </table:table-cell>
          <table:table-cell table:style-name="Default" office:value-type="float" office:value="20.7156308851224" calcext:value-type="float">
            <text:p>20.7156308851224</text:p>
          </table:table-cell>
          <table:table-cell table:style-name="Default" office:value-type="float" office:value="23.6734693877551" calcext:value-type="float">
            <text:p>23.6734693877551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0.0555882067963" calcext:value-type="float">
            <text:p>-10.0555882067963</text:p>
          </table:table-cell>
          <table:table-cell table:style-name="Default" office:value-type="float" office:value="64.8616280863559" calcext:value-type="float">
            <text:p>64.8616280863559</text:p>
          </table:table-cell>
          <table:table-cell table:style-name="Default" office:value-type="float" office:value="-74.9172162931521" calcext:value-type="float">
            <text:p>-74.9172162931521</text:p>
          </table:table-cell>
          <table:table-cell table:style-name="Default" office:value-type="float" office:value="24.6067415730337" calcext:value-type="float">
            <text:p>24.6067415730337</text:p>
          </table:table-cell>
          <table:table-cell table:style-name="Default" office:value-type="float" office:value="23.3273056057866" calcext:value-type="float">
            <text:p>23.3273056057866</text:p>
          </table:table-cell>
          <table:table-cell table:style-name="Default" office:value-type="float" office:value="26.7062314540059" calcext:value-type="float">
            <text:p>26.7062314540059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3.23041682604512" calcext:value-type="float">
            <text:p>-3.23041682604512</text:p>
          </table:table-cell>
          <table:table-cell table:style-name="Default" office:value-type="float" office:value="28.0561338816602" calcext:value-type="float">
            <text:p>28.0561338816602</text:p>
          </table:table-cell>
          <table:table-cell table:style-name="Default" office:value-type="float" office:value="-31.2865507077053" calcext:value-type="float">
            <text:p>-31.2865507077053</text:p>
          </table:table-cell>
          <table:table-cell table:style-name="Default" office:value-type="float" office:value="23.9325842696629" calcext:value-type="float">
            <text:p>23.9325842696629</text:p>
          </table:table-cell>
          <table:table-cell table:style-name="Default" office:value-type="float" office:value="21.6998191681736" calcext:value-type="float">
            <text:p>21.6998191681736</text:p>
          </table:table-cell>
          <table:table-cell table:style-name="Default" office:value-type="float" office:value="27.5964391691395" calcext:value-type="float">
            <text:p>27.5964391691395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9.9673033283029" calcext:value-type="float">
            <text:p>-9.9673033283029</text:p>
          </table:table-cell>
          <table:table-cell table:style-name="Default" office:value-type="float" office:value="72.3810334320748" calcext:value-type="float">
            <text:p>72.3810334320748</text:p>
          </table:table-cell>
          <table:table-cell table:style-name="Default" office:value-type="float" office:value="-82.3483367603777" calcext:value-type="float">
            <text:p>-82.3483367603777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11.7053463271147" calcext:value-type="float">
            <text:p>-11.7053463271147</text:p>
          </table:table-cell>
          <table:table-cell table:style-name="Default" office:value-type="float" office:value="73.9421149852853" calcext:value-type="float">
            <text:p>73.9421149852853</text:p>
          </table:table-cell>
          <table:table-cell table:style-name="Default" office:value-type="float" office:value="-85.6474613124" calcext:value-type="float">
            <text:p>-85.6474613124</text:p>
          </table:table-cell>
          <table:table-cell table:style-name="Default" office:value-type="float" office:value="25.6181998021761" calcext:value-type="float">
            <text:p>25.6181998021761</text:p>
          </table:table-cell>
          <table:table-cell table:style-name="Default" office:value-type="float" office:value="24.3410852713178" calcext:value-type="float">
            <text:p>24.3410852713178</text:p>
          </table:table-cell>
          <table:table-cell table:style-name="Default" office:value-type="float" office:value="27.8688524590164" calcext:value-type="float">
            <text:p>27.8688524590164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5.42553978351017" calcext:value-type="float">
            <text:p>-5.42553978351017</text:p>
          </table:table-cell>
          <table:table-cell table:style-name="Default" office:value-type="float" office:value="74.4912803191159" calcext:value-type="float">
            <text:p>74.4912803191159</text:p>
          </table:table-cell>
          <table:table-cell table:style-name="Default" office:value-type="float" office:value="-79.916820102626" calcext:value-type="float">
            <text:p>-79.916820102626</text:p>
          </table:table-cell>
          <table:table-cell table:style-name="Default" office:value-type="float" office:value="24.4943820224719" calcext:value-type="float">
            <text:p>24.4943820224719</text:p>
          </table:table-cell>
          <table:table-cell table:style-name="Default" office:value-type="float" office:value="22.4231464737794" calcext:value-type="float">
            <text:p>22.4231464737794</text:p>
          </table:table-cell>
          <table:table-cell table:style-name="Default" office:value-type="float" office:value="27.893175074184" calcext:value-type="float">
            <text:p>27.893175074184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10.291047199986" calcext:value-type="float">
            <text:p>-10.291047199986</text:p>
          </table:table-cell>
          <table:table-cell table:style-name="Default" office:value-type="float" office:value="54.8560016005464" calcext:value-type="float">
            <text:p>54.8560016005464</text:p>
          </table:table-cell>
          <table:table-cell table:style-name="Default" office:value-type="float" office:value="-65.1470488005324" calcext:value-type="float">
            <text:p>-65.1470488005324</text:p>
          </table:table-cell>
          <table:table-cell table:style-name="Default" office:value-type="float" office:value="24.9438202247191" calcext:value-type="float">
            <text:p>24.9438202247191</text:p>
          </table:table-cell>
          <table:table-cell table:style-name="Default" office:value-type="float" office:value="22.992700729927" calcext:value-type="float">
            <text:p>22.992700729927</text:p>
          </table:table-cell>
          <table:table-cell table:style-name="Default" office:value-type="float" office:value="28.0701754385965" calcext:value-type="float">
            <text:p>28.070175438596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style-name="Default" office:value-type="float" office:value="57.5826796080038" calcext:value-type="float">
            <text:p>57.5826796080038</text:p>
          </table:table-cell>
          <table:table-cell table:style-name="Default" office:value-type="float" office:value="64.1832166734335" calcext:value-type="float">
            <text:p>64.1832166734335</text:p>
          </table:table-cell>
          <table:table-cell table:style-name="Default" office:value-type="float" office:value="-6.60053706542926" calcext:value-type="float">
            <text:p>-6.60053706542926</text:p>
          </table:table-cell>
          <table:table-cell table:style-name="Default" office:value-type="float" office:value="23.0088495575221" calcext:value-type="float">
            <text:p>23.0088495575221</text:p>
          </table:table-cell>
          <table:table-cell table:style-name="Default" office:value-type="float" office:value="22.6923076923077" calcext:value-type="float">
            <text:p>22.6923076923077</text:p>
          </table:table-cell>
          <table:table-cell table:style-name="Default" office:value-type="float" office:value="23.3400402414487" calcext:value-type="float">
            <text:p>23.3400402414487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11.1042777776516" calcext:value-type="float">
            <text:p>-11.1042777776516</text:p>
          </table:table-cell>
          <table:table-cell table:style-name="Default" office:value-type="float" office:value="64.8918479330198" calcext:value-type="float">
            <text:p>64.8918479330198</text:p>
          </table:table-cell>
          <table:table-cell table:style-name="Default" office:value-type="float" office:value="-75.9961257106713" calcext:value-type="float">
            <text:p>-75.9961257106713</text:p>
          </table:table-cell>
          <table:table-cell table:style-name="Default" office:value-type="float" office:value="23.1460674157303" calcext:value-type="float">
            <text:p>23.1460674157303</text:p>
          </table:table-cell>
          <table:table-cell table:style-name="Default" office:value-type="float" office:value="20.9764918625678" calcext:value-type="float">
            <text:p>20.9764918625678</text:p>
          </table:table-cell>
          <table:table-cell table:style-name="Default" office:value-type="float" office:value="26.7062314540059" calcext:value-type="float">
            <text:p>26.7062314540059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1.9118949057691" calcext:value-type="float">
            <text:p>31.9118949057691</text:p>
          </table:table-cell>
          <table:table-cell table:style-name="Default" office:value-type="float" office:value="58.534191860416" calcext:value-type="float">
            <text:p>58.534191860416</text:p>
          </table:table-cell>
          <table:table-cell table:style-name="Default" office:value-type="float" office:value="-26.6222969546469" calcext:value-type="float">
            <text:p>-26.6222969546469</text:p>
          </table:table-cell>
          <table:table-cell table:style-name="Default" office:value-type="float" office:value="24.8314606741573" calcext:value-type="float">
            <text:p>24.8314606741573</text:p>
          </table:table-cell>
          <table:table-cell table:style-name="Default" office:value-type="float" office:value="22.7848101265823" calcext:value-type="float">
            <text:p>22.7848101265823</text:p>
          </table:table-cell>
          <table:table-cell table:style-name="Default" office:value-type="float" office:value="28.1899109792285" calcext:value-type="float">
            <text:p>28.1899109792285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9.9673033283029" calcext:value-type="float">
            <text:p>-9.9673033283029</text:p>
          </table:table-cell>
          <table:table-cell table:style-name="Default" office:value-type="float" office:value="72.3810334320748" calcext:value-type="float">
            <text:p>72.3810334320748</text:p>
          </table:table-cell>
          <table:table-cell table:style-name="Default" office:value-type="float" office:value="-82.3483367603777" calcext:value-type="float">
            <text:p>-82.3483367603777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9.74065621241318" calcext:value-type="float">
            <text:p>-9.74065621241318</text:p>
          </table:table-cell>
          <table:table-cell table:style-name="Default" office:value-type="float" office:value="72.5703420370244" calcext:value-type="float">
            <text:p>72.5703420370244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5.42553978351017" calcext:value-type="float">
            <text:p>-5.42553978351017</text:p>
          </table:table-cell>
          <table:table-cell table:style-name="Default" office:value-type="float" office:value="74.4912803191159" calcext:value-type="float">
            <text:p>74.4912803191159</text:p>
          </table:table-cell>
          <table:table-cell table:style-name="Default" office:value-type="float" office:value="-79.916820102626" calcext:value-type="float">
            <text:p>-79.916820102626</text:p>
          </table:table-cell>
          <table:table-cell table:style-name="Default" office:value-type="float" office:value="24.4943820224719" calcext:value-type="float">
            <text:p>24.4943820224719</text:p>
          </table:table-cell>
          <table:table-cell table:style-name="Default" office:value-type="float" office:value="22.4231464737794" calcext:value-type="float">
            <text:p>22.4231464737794</text:p>
          </table:table-cell>
          <table:table-cell table:style-name="Default" office:value-type="float" office:value="27.893175074184" calcext:value-type="float">
            <text:p>27.893175074184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95842815741738" calcext:value-type="float">
            <text:p>6.95842815741738</text:p>
          </table:table-cell>
          <table:table-cell table:style-name="Default" office:value-type="float" office:value="60.4637386179195" calcext:value-type="float">
            <text:p>60.4637386179195</text:p>
          </table:table-cell>
          <table:table-cell table:style-name="Default" office:value-type="float" office:value="-53.5053104605022" calcext:value-type="float">
            <text:p>-53.5053104605022</text:p>
          </table:table-cell>
          <table:table-cell table:style-name="Default" office:value-type="float" office:value="24.5791245791246" calcext:value-type="float">
            <text:p>24.5791245791246</text:p>
          </table:table-cell>
          <table:table-cell table:style-name="Default" office:value-type="float" office:value="21.7785843920145" calcext:value-type="float">
            <text:p>21.7785843920145</text:p>
          </table:table-cell>
          <table:table-cell table:style-name="Default" office:value-type="float" office:value="29.1176470588235" calcext:value-type="float">
            <text:p>29.117647058823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52.281828750788" calcext:value-type="float">
            <text:p>-152.281828750788</text:p>
          </table:table-cell>
          <table:table-cell table:style-name="Default" office:value-type="float" office:value="152.011006286053" calcext:value-type="float">
            <text:p>152.011006286053</text:p>
          </table:table-cell>
          <table:table-cell table:style-name="Default" office:value-type="float" office:value="-304.292835036841" calcext:value-type="float">
            <text:p>-304.292835036841</text:p>
          </table:table-cell>
          <table:table-cell table:style-name="Default" office:value-type="float" office:value="18.75" calcext:value-type="float">
            <text:p>18.75</text:p>
          </table:table-cell>
          <table:table-cell table:style-name="Default" office:value-type="float" office:value="19.5121951219512" calcext:value-type="float">
            <text:p>19.5121951219512</text:p>
          </table:table-cell>
          <table:table-cell table:style-name="Default" office:value-type="float" office:value="17.8571428571429" calcext:value-type="float">
            <text:p>17.8571428571429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9.50817251273607" calcext:value-type="float">
            <text:p>-9.50817251273607</text:p>
          </table:table-cell>
          <table:table-cell table:style-name="Default" office:value-type="float" office:value="66.8260342366303" calcext:value-type="float">
            <text:p>66.8260342366303</text:p>
          </table:table-cell>
          <table:table-cell table:style-name="Default" office:value-type="float" office:value="-76.3342067493662" calcext:value-type="float">
            <text:p>-76.3342067493662</text:p>
          </table:table-cell>
          <table:table-cell table:style-name="Default" office:value-type="float" office:value="23.8202247191011" calcext:value-type="float">
            <text:p>23.8202247191011</text:p>
          </table:table-cell>
          <table:table-cell table:style-name="Default" office:value-type="float" office:value="21.5189873417721" calcext:value-type="float">
            <text:p>21.5189873417721</text:p>
          </table:table-cell>
          <table:table-cell table:style-name="Default" office:value-type="float" office:value="27.5964391691395" calcext:value-type="float">
            <text:p>27.5964391691395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6.133526129927" calcext:value-type="float">
            <text:p>36.133526129927</text:p>
          </table:table-cell>
          <table:table-cell table:style-name="Default" office:value-type="float" office:value="69.5106359709175" calcext:value-type="float">
            <text:p>69.5106359709175</text:p>
          </table:table-cell>
          <table:table-cell table:style-name="Default" office:value-type="float" office:value="-33.3771098409905" calcext:value-type="float">
            <text:p>-33.3771098409905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2.9656419529837" calcext:value-type="float">
            <text:p>22.9656419529837</text:p>
          </table:table-cell>
          <table:table-cell table:style-name="Default" office:value-type="float" office:value="28.7833827893175" calcext:value-type="float">
            <text:p>28.7833827893175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10.7462443840208" calcext:value-type="float">
            <text:p>-10.7462443840208</text:p>
          </table:table-cell>
          <table:table-cell table:style-name="Default" office:value-type="float" office:value="71.6020923763569" calcext:value-type="float">
            <text:p>71.6020923763569</text:p>
          </table:table-cell>
          <table:table-cell table:style-name="Default" office:value-type="float" office:value="-82.3483367603777" calcext:value-type="float">
            <text:p>-82.3483367603777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29.5924324068457" calcext:value-type="float">
            <text:p>-29.5924324068457</text:p>
          </table:table-cell>
          <table:table-cell table:style-name="Default" office:value-type="float" office:value="54.7834660293161" calcext:value-type="float">
            <text:p>54.7834660293161</text:p>
          </table:table-cell>
          <table:table-cell table:style-name="Default" office:value-type="float" office:value="-84.3758984361618" calcext:value-type="float">
            <text:p>-84.3758984361618</text:p>
          </table:table-cell>
          <table:table-cell table:style-name="Default" office:value-type="float" office:value="23.2383808095952" calcext:value-type="float">
            <text:p>23.2383808095952</text:p>
          </table:table-cell>
          <table:table-cell table:style-name="Default" office:value-type="float" office:value="20.1570680628272" calcext:value-type="float">
            <text:p>20.1570680628272</text:p>
          </table:table-cell>
          <table:table-cell table:style-name="Default" office:value-type="float" office:value="27.3684210526316" calcext:value-type="float">
            <text:p>27.3684210526316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9.74065621241318" calcext:value-type="float">
            <text:p>-9.74065621241318</text:p>
          </table:table-cell>
          <table:table-cell table:style-name="Default" office:value-type="float" office:value="72.5703420370244" calcext:value-type="float">
            <text:p>72.5703420370244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9.74065621241318" calcext:value-type="float">
            <text:p>-9.74065621241318</text:p>
          </table:table-cell>
          <table:table-cell table:style-name="Default" office:value-type="float" office:value="72.5703420370244" calcext:value-type="float">
            <text:p>72.5703420370244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20.9210580954463" calcext:value-type="float">
            <text:p>-20.9210580954463</text:p>
          </table:table-cell>
          <table:table-cell table:style-name="Default" office:value-type="float" office:value="286.22106304291" calcext:value-type="float">
            <text:p>286.22106304291</text:p>
          </table:table-cell>
          <table:table-cell table:style-name="Default" office:value-type="float" office:value="-307.142121138356" calcext:value-type="float">
            <text:p>-307.142121138356</text:p>
          </table:table-cell>
          <table:table-cell table:style-name="Default" office:value-type="float" office:value="17.741935483871" calcext:value-type="float">
            <text:p>17.741935483871</text:p>
          </table:table-cell>
          <table:table-cell table:style-name="Default" office:value-type="float" office:value="19.9248120300752" calcext:value-type="float">
            <text:p>19.9248120300752</text:p>
          </table:table-cell>
          <table:table-cell table:style-name="Default" office:value-type="float" office:value="14.8241206030151" calcext:value-type="float">
            <text:p>14.8241206030151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5.42553978351017" calcext:value-type="float">
            <text:p>-5.42553978351017</text:p>
          </table:table-cell>
          <table:table-cell table:style-name="Default" office:value-type="float" office:value="74.4912803191159" calcext:value-type="float">
            <text:p>74.4912803191159</text:p>
          </table:table-cell>
          <table:table-cell table:style-name="Default" office:value-type="float" office:value="-79.916820102626" calcext:value-type="float">
            <text:p>-79.916820102626</text:p>
          </table:table-cell>
          <table:table-cell table:style-name="Default" office:value-type="float" office:value="24.4943820224719" calcext:value-type="float">
            <text:p>24.4943820224719</text:p>
          </table:table-cell>
          <table:table-cell table:style-name="Default" office:value-type="float" office:value="22.4231464737794" calcext:value-type="float">
            <text:p>22.4231464737794</text:p>
          </table:table-cell>
          <table:table-cell table:style-name="Default" office:value-type="float" office:value="27.893175074184" calcext:value-type="float">
            <text:p>27.893175074184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.16611813463871" calcext:value-type="float">
            <text:p>7.16611813463871</text:p>
          </table:table-cell>
          <table:table-cell table:style-name="Default" office:value-type="float" office:value="65.4610863260921" calcext:value-type="float">
            <text:p>65.4610863260921</text:p>
          </table:table-cell>
          <table:table-cell table:style-name="Default" office:value-type="float" office:value="-58.2949681914535" calcext:value-type="float">
            <text:p>-58.2949681914535</text:p>
          </table:table-cell>
          <table:table-cell table:style-name="Default" office:value-type="float" office:value="24.3820224719101" calcext:value-type="float">
            <text:p>24.3820224719101</text:p>
          </table:table-cell>
          <table:table-cell table:style-name="Default" office:value-type="float" office:value="22.4231464737794" calcext:value-type="float">
            <text:p>22.4231464737794</text:p>
          </table:table-cell>
          <table:table-cell table:style-name="Default" office:value-type="float" office:value="27.5964391691395" calcext:value-type="float">
            <text:p>27.5964391691395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5.4683753220571" calcext:value-type="float">
            <text:p>-15.4683753220571</text:p>
          </table:table-cell>
          <table:table-cell table:style-name="Default" office:value-type="float" office:value="71.291726144203" calcext:value-type="float">
            <text:p>71.291726144203</text:p>
          </table:table-cell>
          <table:table-cell table:style-name="Default" office:value-type="float" office:value="-86.7601014662601" calcext:value-type="float">
            <text:p>-86.7601014662601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9.40509770935657" calcext:value-type="float">
            <text:p>-9.40509770935657</text:p>
          </table:table-cell>
          <table:table-cell table:style-name="Default" office:value-type="float" office:value="74.2363490832105" calcext:value-type="float">
            <text:p>74.2363490832105</text:p>
          </table:table-cell>
          <table:table-cell table:style-name="Default" office:value-type="float" office:value="-83.6414467925671" calcext:value-type="float">
            <text:p>-83.6414467925671</text:p>
          </table:table-cell>
          <table:table-cell table:style-name="Default" office:value-type="float" office:value="24.3103448275862" calcext:value-type="float">
            <text:p>24.3103448275862</text:p>
          </table:table-cell>
          <table:table-cell table:style-name="Default" office:value-type="float" office:value="22.0125786163522" calcext:value-type="float">
            <text:p>22.0125786163522</text:p>
          </table:table-cell>
          <table:table-cell table:style-name="Default" office:value-type="float" office:value="27.0992366412214" calcext:value-type="float">
            <text:p>27.0992366412214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21.6092903970534" calcext:value-type="float">
            <text:p>-21.6092903970534</text:p>
          </table:table-cell>
          <table:table-cell table:style-name="Default" office:value-type="float" office:value="70.3617008526587" calcext:value-type="float">
            <text:p>70.3617008526587</text:p>
          </table:table-cell>
          <table:table-cell table:style-name="Default" office:value-type="float" office:value="-91.970991249712" calcext:value-type="float">
            <text:p>-91.970991249712</text:p>
          </table:table-cell>
          <table:table-cell table:style-name="Default" office:value-type="float" office:value="25.9550561797753" calcext:value-type="float">
            <text:p>25.9550561797753</text:p>
          </table:table-cell>
          <table:table-cell table:style-name="Default" office:value-type="float" office:value="23.869801084991" calcext:value-type="float">
            <text:p>23.869801084991</text:p>
          </table:table-cell>
          <table:table-cell table:style-name="Default" office:value-type="float" office:value="29.3768545994065" calcext:value-type="float">
            <text:p>29.3768545994065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5.6357282550112" calcext:value-type="float">
            <text:p>75.6357282550112</text:p>
          </table:table-cell>
          <table:table-cell table:style-name="Default" office:value-type="float" office:value="113.124235022554" calcext:value-type="float">
            <text:p>113.124235022554</text:p>
          </table:table-cell>
          <table:table-cell table:style-name="Default" office:value-type="float" office:value="-37.4885067675428" calcext:value-type="float">
            <text:p>-37.4885067675428</text:p>
          </table:table-cell>
          <table:table-cell table:style-name="Default" office:value-type="float" office:value="26.4341957255343" calcext:value-type="float">
            <text:p>26.4341957255343</text:p>
          </table:table-cell>
          <table:table-cell table:style-name="Default" office:value-type="float" office:value="24.4206773618538" calcext:value-type="float">
            <text:p>24.4206773618538</text:p>
          </table:table-cell>
          <table:table-cell table:style-name="Default" office:value-type="float" office:value="29.8780487804878" calcext:value-type="float">
            <text:p>29.8780487804878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27.6800083589087" calcext:value-type="float">
            <text:p>27.6800083589087</text:p>
          </table:table-cell>
          <table:table-cell table:style-name="Default" office:value-type="float" office:value="67.2855767764873" calcext:value-type="float">
            <text:p>67.2855767764873</text:p>
          </table:table-cell>
          <table:table-cell table:style-name="Default" office:value-type="float" office:value="-39.6055684175787" calcext:value-type="float">
            <text:p>-39.6055684175787</text:p>
          </table:table-cell>
          <table:table-cell table:style-name="Default" office:value-type="float" office:value="21.025641025641" calcext:value-type="float">
            <text:p>21.025641025641</text:p>
          </table:table-cell>
          <table:table-cell table:style-name="Default" office:value-type="float" office:value="21.6432865731463" calcext:value-type="float">
            <text:p>21.6432865731463</text:p>
          </table:table-cell>
          <table:table-cell table:style-name="Default" office:value-type="float" office:value="20.3781512605042" calcext:value-type="float">
            <text:p>20.3781512605042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9.74065621241318" calcext:value-type="float">
            <text:p>-9.74065621241318</text:p>
          </table:table-cell>
          <table:table-cell table:style-name="Default" office:value-type="float" office:value="72.5703420370244" calcext:value-type="float">
            <text:p>72.5703420370244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9.74065621241318" calcext:value-type="float">
            <text:p>-9.74065621241318</text:p>
          </table:table-cell>
          <table:table-cell table:style-name="Default" office:value-type="float" office:value="72.5703420370244" calcext:value-type="float">
            <text:p>72.5703420370244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15.4683753220571" calcext:value-type="float">
            <text:p>-15.4683753220571</text:p>
          </table:table-cell>
          <table:table-cell table:style-name="Default" office:value-type="float" office:value="71.291726144203" calcext:value-type="float">
            <text:p>71.291726144203</text:p>
          </table:table-cell>
          <table:table-cell table:style-name="Default" office:value-type="float" office:value="-86.7601014662601" calcext:value-type="float">
            <text:p>-86.7601014662601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9.9275960838783" calcext:value-type="float">
            <text:p>19.9275960838783</text:p>
          </table:table-cell>
          <table:table-cell table:style-name="Default" office:value-type="float" office:value="80.7223431511891" calcext:value-type="float">
            <text:p>80.7223431511891</text:p>
          </table:table-cell>
          <table:table-cell table:style-name="Default" office:value-type="float" office:value="-60.7947470673107" calcext:value-type="float">
            <text:p>-60.7947470673107</text:p>
          </table:table-cell>
          <table:table-cell table:style-name="Default" office:value-type="float" office:value="25.0497017892644" calcext:value-type="float">
            <text:p>25.0497017892644</text:p>
          </table:table-cell>
          <table:table-cell table:style-name="Default" office:value-type="float" office:value="22.962962962963" calcext:value-type="float">
            <text:p>22.962962962963</text:p>
          </table:table-cell>
          <table:table-cell table:style-name="Default" office:value-type="float" office:value="27.4678111587983" calcext:value-type="float">
            <text:p>27.4678111587983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28.6362495372642" calcext:value-type="float">
            <text:p>-28.6362495372642</text:p>
          </table:table-cell>
          <table:table-cell table:style-name="Default" office:value-type="float" office:value="64.9352241078532" calcext:value-type="float">
            <text:p>64.9352241078532</text:p>
          </table:table-cell>
          <table:table-cell table:style-name="Default" office:value-type="float" office:value="-93.5714736451173" calcext:value-type="float">
            <text:p>-93.5714736451173</text:p>
          </table:table-cell>
          <table:table-cell table:style-name="Default" office:value-type="float" office:value="26.0674157303371" calcext:value-type="float">
            <text:p>26.0674157303371</text:p>
          </table:table-cell>
          <table:table-cell table:style-name="Default" office:value-type="float" office:value="24.0506329113924" calcext:value-type="float">
            <text:p>24.0506329113924</text:p>
          </table:table-cell>
          <table:table-cell table:style-name="Default" office:value-type="float" office:value="29.3768545994065" calcext:value-type="float">
            <text:p>29.3768545994065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7.4173523739748" calcext:value-type="float">
            <text:p>57.4173523739748</text:p>
          </table:table-cell>
          <table:table-cell table:style-name="Default" office:value-type="float" office:value="69.4058743865009" calcext:value-type="float">
            <text:p>69.4058743865009</text:p>
          </table:table-cell>
          <table:table-cell table:style-name="Default" office:value-type="float" office:value="-11.9885220125261" calcext:value-type="float">
            <text:p>-11.9885220125261</text:p>
          </table:table-cell>
          <table:table-cell table:style-name="Default" office:value-type="float" office:value="25.2821670428894" calcext:value-type="float">
            <text:p>25.2821670428894</text:p>
          </table:table-cell>
          <table:table-cell table:style-name="Default" office:value-type="float" office:value="23.1833910034602" calcext:value-type="float">
            <text:p>23.1833910034602</text:p>
          </table:table-cell>
          <table:table-cell table:style-name="Default" office:value-type="float" office:value="29.2207792207792" calcext:value-type="float">
            <text:p>29.2207792207792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73.0295975681851" calcext:value-type="float">
            <text:p>-73.0295975681851</text:p>
          </table:table-cell>
          <table:table-cell table:style-name="Default" office:value-type="float" office:value="137.596077911625" calcext:value-type="float">
            <text:p>137.596077911625</text:p>
          </table:table-cell>
          <table:table-cell table:style-name="Default" office:value-type="float" office:value="-210.62567547981" calcext:value-type="float">
            <text:p>-210.62567547981</text:p>
          </table:table-cell>
          <table:table-cell table:style-name="Default" office:value-type="float" office:value="19.2638036809816" calcext:value-type="float">
            <text:p>19.2638036809816</text:p>
          </table:table-cell>
          <table:table-cell table:style-name="Default" office:value-type="float" office:value="22.8438228438228" calcext:value-type="float">
            <text:p>22.8438228438228</text:p>
          </table:table-cell>
          <table:table-cell table:style-name="Default" office:value-type="float" office:value="15.2849740932642" calcext:value-type="float">
            <text:p>15.2849740932642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3.98375121723524" calcext:value-type="float">
            <text:p>3.98375121723524</text:p>
          </table:table-cell>
          <table:table-cell table:style-name="Default" office:value-type="float" office:value="68.7982551192896" calcext:value-type="float">
            <text:p>68.7982551192896</text:p>
          </table:table-cell>
          <table:table-cell table:style-name="Default" office:value-type="float" office:value="-64.8145039020542" calcext:value-type="float">
            <text:p>-64.8145039020542</text:p>
          </table:table-cell>
          <table:table-cell table:style-name="Default" office:value-type="float" office:value="26.0674157303371" calcext:value-type="float">
            <text:p>26.0674157303371</text:p>
          </table:table-cell>
          <table:table-cell table:style-name="Default" office:value-type="float" office:value="23.5081374321881" calcext:value-type="float">
            <text:p>23.5081374321881</text:p>
          </table:table-cell>
          <table:table-cell table:style-name="Default" office:value-type="float" office:value="30.2670623145401" calcext:value-type="float">
            <text:p>30.2670623145401</text:p>
          </table:table-cell>
          <table:table-cell/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-46.3302208251157" calcext:value-type="float">
            <text:p>-46.3302208251157</text:p>
          </table:table-cell>
          <table:table-cell table:style-name="Default" office:value-type="float" office:value="89.5972360841642" calcext:value-type="float">
            <text:p>89.5972360841642</text:p>
          </table:table-cell>
          <table:table-cell table:style-name="Default" office:value-type="float" office:value="-135.92745690928" calcext:value-type="float">
            <text:p>-135.92745690928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5081374321881" calcext:value-type="float">
            <text:p>23.5081374321881</text:p>
          </table:table-cell>
          <table:table-cell table:style-name="Default" office:value-type="float" office:value="27.893175074184" calcext:value-type="float">
            <text:p>27.893175074184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16.8280017635555" calcext:value-type="float">
            <text:p>-16.8280017635555</text:p>
          </table:table-cell>
          <table:table-cell table:style-name="Default" office:value-type="float" office:value="72.1462809211642" calcext:value-type="float">
            <text:p>72.1462809211642</text:p>
          </table:table-cell>
          <table:table-cell table:style-name="Default" office:value-type="float" office:value="-88.9742826847196" calcext:value-type="float">
            <text:p>-88.9742826847196</text:p>
          </table:table-cell>
          <table:table-cell table:style-name="Default" office:value-type="float" office:value="25.0561797752809" calcext:value-type="float">
            <text:p>25.0561797752809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1899109792285" calcext:value-type="float">
            <text:p>28.1899109792285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0.658788630134709" calcext:value-type="float">
            <text:p>-0.658788630134709</text:p>
          </table:table-cell>
          <table:table-cell table:style-name="Default" office:value-type="float" office:value="60.2144586506965" calcext:value-type="float">
            <text:p>60.2144586506965</text:p>
          </table:table-cell>
          <table:table-cell table:style-name="Default" office:value-type="float" office:value="-60.8732472808312" calcext:value-type="float">
            <text:p>-60.8732472808312</text:p>
          </table:table-cell>
          <table:table-cell table:style-name="Default" office:value-type="float" office:value="24.1457858769932" calcext:value-type="float">
            <text:p>24.1457858769932</text:p>
          </table:table-cell>
          <table:table-cell table:style-name="Default" office:value-type="float" office:value="21.9298245614035" calcext:value-type="float">
            <text:p>21.9298245614035</text:p>
          </table:table-cell>
          <table:table-cell table:style-name="Default" office:value-type="float" office:value="26.5402843601896" calcext:value-type="float">
            <text:p>26.5402843601896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35.5576754397841" calcext:value-type="float">
            <text:p>-35.5576754397841</text:p>
          </table:table-cell>
          <table:table-cell table:style-name="Default" office:value-type="float" office:value="70.1911706592119" calcext:value-type="float">
            <text:p>70.1911706592119</text:p>
          </table:table-cell>
          <table:table-cell table:style-name="Default" office:value-type="float" office:value="-105.748846098996" calcext:value-type="float">
            <text:p>-105.748846098996</text:p>
          </table:table-cell>
          <table:table-cell table:style-name="Default" office:value-type="float" office:value="26.2921348314607" calcext:value-type="float">
            <text:p>26.2921348314607</text:p>
          </table:table-cell>
          <table:table-cell table:style-name="Default" office:value-type="float" office:value="24.2314647377938" calcext:value-type="float">
            <text:p>24.2314647377938</text:p>
          </table:table-cell>
          <table:table-cell table:style-name="Default" office:value-type="float" office:value="29.673590504451" calcext:value-type="float">
            <text:p>29.673590504451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5.0245560314857" calcext:value-type="float">
            <text:p>45.0245560314857</text:p>
          </table:table-cell>
          <table:table-cell table:style-name="Default" office:value-type="float" office:value="75.0254412591306" calcext:value-type="float">
            <text:p>75.0254412591306</text:p>
          </table:table-cell>
          <table:table-cell table:style-name="Default" office:value-type="float" office:value="-30.0008852276449" calcext:value-type="float">
            <text:p>-30.0008852276449</text:p>
          </table:table-cell>
          <table:table-cell table:style-name="Default" office:value-type="float" office:value="25.3378378378378" calcext:value-type="float">
            <text:p>25.3378378378378</text:p>
          </table:table-cell>
          <table:table-cell table:style-name="Default" office:value-type="float" office:value="23.458904109589" calcext:value-type="float">
            <text:p>23.458904109589</text:p>
          </table:table-cell>
          <table:table-cell table:style-name="Default" office:value-type="float" office:value="28.9473684210526" calcext:value-type="float">
            <text:p>28.9473684210526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332.450967990311" calcext:value-type="float">
            <text:p>-332.450967990311</text:p>
          </table:table-cell>
          <table:table-cell table:style-name="Default" office:value-type="float" office:value="188.641946589497" calcext:value-type="float">
            <text:p>188.641946589497</text:p>
          </table:table-cell>
          <table:table-cell table:style-name="Default" office:value-type="float" office:value="-521.092914579808" calcext:value-type="float">
            <text:p>-521.092914579808</text:p>
          </table:table-cell>
          <table:table-cell table:style-name="Default" office:value-type="float" office:value="20.6091370558376" calcext:value-type="float">
            <text:p>20.6091370558376</text:p>
          </table:table-cell>
          <table:table-cell table:style-name="Default" office:value-type="float" office:value="24.4821092278719" calcext:value-type="float">
            <text:p>24.4821092278719</text:p>
          </table:table-cell>
          <table:table-cell table:style-name="Default" office:value-type="float" office:value="16.079295154185" calcext:value-type="float">
            <text:p>16.079295154185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.41564011488551" calcext:value-type="float">
            <text:p>2.41564011488551</text:p>
          </table:table-cell>
          <table:table-cell table:style-name="Default" office:value-type="float" office:value="68.4776287942877" calcext:value-type="float">
            <text:p>68.4776287942877</text:p>
          </table:table-cell>
          <table:table-cell table:style-name="Default" office:value-type="float" office:value="-66.0619886794021" calcext:value-type="float">
            <text:p>-66.0619886794021</text:p>
          </table:table-cell>
          <table:table-cell table:style-name="Default" office:value-type="float" office:value="26.2921348314607" calcext:value-type="float">
            <text:p>26.2921348314607</text:p>
          </table:table-cell>
          <table:table-cell table:style-name="Default" office:value-type="float" office:value="23.869801084991" calcext:value-type="float">
            <text:p>23.869801084991</text:p>
          </table:table-cell>
          <table:table-cell table:style-name="Default" office:value-type="float" office:value="30.2670623145401" calcext:value-type="float">
            <text:p>30.2670623145401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45.1619790521674" calcext:value-type="float">
            <text:p>-45.1619790521674</text:p>
          </table:table-cell>
          <table:table-cell table:style-name="Default" office:value-type="float" office:value="96.9161150145454" calcext:value-type="float">
            <text:p>96.9161150145454</text:p>
          </table:table-cell>
          <table:table-cell table:style-name="Default" office:value-type="float" office:value="-142.078094066713" calcext:value-type="float">
            <text:p>-142.078094066713</text:p>
          </table:table-cell>
          <table:table-cell table:style-name="Default" office:value-type="float" office:value="25.0561797752809" calcext:value-type="float">
            <text:p>25.0561797752809</text:p>
          </table:table-cell>
          <table:table-cell table:style-name="Default" office:value-type="float" office:value="23.5081374321881" calcext:value-type="float">
            <text:p>23.5081374321881</text:p>
          </table:table-cell>
          <table:table-cell table:style-name="Default" office:value-type="float" office:value="27.5964391691395" calcext:value-type="float">
            <text:p>27.5964391691395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12.6407500567925" calcext:value-type="float">
            <text:p>-12.6407500567925</text:p>
          </table:table-cell>
          <table:table-cell table:style-name="Default" office:value-type="float" office:value="74.7538929358289" calcext:value-type="float">
            <text:p>74.7538929358289</text:p>
          </table:table-cell>
          <table:table-cell table:style-name="Default" office:value-type="float" office:value="-87.3946429926213" calcext:value-type="float">
            <text:p>-87.3946429926213</text:p>
          </table:table-cell>
          <table:table-cell table:style-name="Default" office:value-type="float" office:value="24.9438202247191" calcext:value-type="float">
            <text:p>24.9438202247191</text:p>
          </table:table-cell>
          <table:table-cell table:style-name="Default" office:value-type="float" office:value="22.9656419529837" calcext:value-type="float">
            <text:p>22.9656419529837</text:p>
          </table:table-cell>
          <table:table-cell table:style-name="Default" office:value-type="float" office:value="28.1899109792285" calcext:value-type="float">
            <text:p>28.189910979228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8.50191207863322" calcext:value-type="float">
            <text:p>-8.50191207863322</text:p>
          </table:table-cell>
          <table:table-cell table:style-name="Default" office:value-type="float" office:value="58.278010120131" calcext:value-type="float">
            <text:p>58.278010120131</text:p>
          </table:table-cell>
          <table:table-cell table:style-name="Default" office:value-type="float" office:value="-66.7799221987641" calcext:value-type="float">
            <text:p>-66.7799221987641</text:p>
          </table:table-cell>
          <table:table-cell table:style-name="Default" office:value-type="float" office:value="23.7467018469657" calcext:value-type="float">
            <text:p>23.7467018469657</text:p>
          </table:table-cell>
          <table:table-cell table:style-name="Default" office:value-type="float" office:value="22.4489795918367" calcext:value-type="float">
            <text:p>22.4489795918367</text:p>
          </table:table-cell>
          <table:table-cell table:style-name="Default" office:value-type="float" office:value="25.1366120218579" calcext:value-type="float">
            <text:p>25.1366120218579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47.2221655740468" calcext:value-type="float">
            <text:p>-47.2221655740468</text:p>
          </table:table-cell>
          <table:table-cell table:style-name="Default" office:value-type="float" office:value="57.6844090759696" calcext:value-type="float">
            <text:p>57.6844090759696</text:p>
          </table:table-cell>
          <table:table-cell table:style-name="Default" office:value-type="float" office:value="-104.906574650016" calcext:value-type="float">
            <text:p>-104.906574650016</text:p>
          </table:table-cell>
          <table:table-cell table:style-name="Default" office:value-type="float" office:value="26.4044943820225" calcext:value-type="float">
            <text:p>26.4044943820225</text:p>
          </table:table-cell>
          <table:table-cell table:style-name="Default" office:value-type="float" office:value="24.2314647377938" calcext:value-type="float">
            <text:p>24.2314647377938</text:p>
          </table:table-cell>
          <table:table-cell table:style-name="Default" office:value-type="float" office:value="29.9703264094956" calcext:value-type="float">
            <text:p>29.970326409495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5.9939112256127" calcext:value-type="float">
            <text:p>45.9939112256127</text:p>
          </table:table-cell>
          <table:table-cell table:style-name="Default" office:value-type="float" office:value="92.6664098514984" calcext:value-type="float">
            <text:p>92.6664098514984</text:p>
          </table:table-cell>
          <table:table-cell table:style-name="Default" office:value-type="float" office:value="-46.6724986258856" calcext:value-type="float">
            <text:p>-46.6724986258856</text:p>
          </table:table-cell>
          <table:table-cell table:style-name="Default" office:value-type="float" office:value="23.4498308906426" calcext:value-type="float">
            <text:p>23.4498308906426</text:p>
          </table:table-cell>
          <table:table-cell table:style-name="Default" office:value-type="float" office:value="22.2222222222222" calcext:value-type="float">
            <text:p>22.2222222222222</text:p>
          </table:table-cell>
          <table:table-cell table:style-name="Default" office:value-type="float" office:value="26.056338028169" calcext:value-type="float">
            <text:p>26.05633802816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155.125753253149" calcext:value-type="float">
            <text:p>-155.125753253149</text:p>
          </table:table-cell>
          <table:table-cell table:style-name="Default" office:value-type="float" office:value="181.501031260654" calcext:value-type="float">
            <text:p>181.501031260654</text:p>
          </table:table-cell>
          <table:table-cell table:style-name="Default" office:value-type="float" office:value="-336.626784513803" calcext:value-type="float">
            <text:p>-336.626784513803</text:p>
          </table:table-cell>
          <table:table-cell table:style-name="Default" office:value-type="float" office:value="23.0923694779116" calcext:value-type="float">
            <text:p>23.0923694779116</text:p>
          </table:table-cell>
          <table:table-cell table:style-name="Default" office:value-type="float" office:value="25.4205607476635" calcext:value-type="float">
            <text:p>25.4205607476635</text:p>
          </table:table-cell>
          <table:table-cell table:style-name="Default" office:value-type="float" office:value="20.3904555314534" calcext:value-type="float">
            <text:p>20.3904555314534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6.62686802901037" calcext:value-type="float">
            <text:p>-6.62686802901037</text:p>
          </table:table-cell>
          <table:table-cell table:style-name="Default" office:value-type="float" office:value="59.2283304305406" calcext:value-type="float">
            <text:p>59.2283304305406</text:p>
          </table:table-cell>
          <table:table-cell table:style-name="Default" office:value-type="float" office:value="-65.8551984595509" calcext:value-type="float">
            <text:p>-65.8551984595509</text:p>
          </table:table-cell>
          <table:table-cell table:style-name="Default" office:value-type="float" office:value="26.4044943820225" calcext:value-type="float">
            <text:p>26.4044943820225</text:p>
          </table:table-cell>
          <table:table-cell table:style-name="Default" office:value-type="float" office:value="24.0506329113924" calcext:value-type="float">
            <text:p>24.0506329113924</text:p>
          </table:table-cell>
          <table:table-cell table:style-name="Default" office:value-type="float" office:value="30.2670623145401" calcext:value-type="float">
            <text:p>30.2670623145401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-30.0884164597061" calcext:value-type="float">
            <text:p>-30.0884164597061</text:p>
          </table:table-cell>
          <table:table-cell table:style-name="Default" office:value-type="float" office:value="94.8648158438741" calcext:value-type="float">
            <text:p>94.8648158438741</text:p>
          </table:table-cell>
          <table:table-cell table:style-name="Default" office:value-type="float" office:value="-124.95323230358" calcext:value-type="float">
            <text:p>-124.95323230358</text:p>
          </table:table-cell>
          <table:table-cell table:style-name="Default" office:value-type="float" office:value="25.3932584269663" calcext:value-type="float">
            <text:p>25.3932584269663</text:p>
          </table:table-cell>
          <table:table-cell table:style-name="Default" office:value-type="float" office:value="23.6889692585895" calcext:value-type="float">
            <text:p>23.6889692585895</text:p>
          </table:table-cell>
          <table:table-cell table:style-name="Default" office:value-type="float" office:value="28.1899109792285" calcext:value-type="float">
            <text:p>28.1899109792285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0.13510292706146" calcext:value-type="float">
            <text:p>-0.13510292706146</text:p>
          </table:table-cell>
          <table:table-cell table:style-name="Default" office:value-type="float" office:value="80.990931471734" calcext:value-type="float">
            <text:p>80.990931471734</text:p>
          </table:table-cell>
          <table:table-cell table:style-name="Default" office:value-type="float" office:value="-81.1260343987954" calcext:value-type="float">
            <text:p>-81.1260343987954</text:p>
          </table:table-cell>
          <table:table-cell table:style-name="Default" office:value-type="float" office:value="24.9438202247191" calcext:value-type="float">
            <text:p>24.9438202247191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7.893175074184" calcext:value-type="float">
            <text:p>27.893175074184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.3785528666809" calcext:value-type="float">
            <text:p>10.3785528666809</text:p>
          </table:table-cell>
          <table:table-cell table:style-name="Default" office:value-type="float" office:value="52.0690184582359" calcext:value-type="float">
            <text:p>52.0690184582359</text:p>
          </table:table-cell>
          <table:table-cell table:style-name="Default" office:value-type="float" office:value="-41.690465591555" calcext:value-type="float">
            <text:p>-41.690465591555</text:p>
          </table:table-cell>
          <table:table-cell table:style-name="Default" office:value-type="float" office:value="24.4755244755245" calcext:value-type="float">
            <text:p>24.4755244755245</text:p>
          </table:table-cell>
          <table:table-cell table:style-name="Default" office:value-type="float" office:value="23.7762237762238" calcext:value-type="float">
            <text:p>23.7762237762238</text:p>
          </table:table-cell>
          <table:table-cell table:style-name="Default" office:value-type="float" office:value="25.1748251748252" calcext:value-type="float">
            <text:p>25.1748251748252</text:p>
          </table:table-cell>
          <table:table-cell/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-58.4237497312559" calcext:value-type="float">
            <text:p>-58.4237497312559</text:p>
          </table:table-cell>
          <table:table-cell table:style-name="Default" office:value-type="float" office:value="51.1364411679267" calcext:value-type="float">
            <text:p>51.1364411679267</text:p>
          </table:table-cell>
          <table:table-cell table:style-name="Default" office:value-type="float" office:value="-109.560190899183" calcext:value-type="float">
            <text:p>-109.560190899183</text:p>
          </table:table-cell>
          <table:table-cell table:style-name="Default" office:value-type="float" office:value="26.4044943820225" calcext:value-type="float">
            <text:p>26.4044943820225</text:p>
          </table:table-cell>
          <table:table-cell table:style-name="Default" office:value-type="float" office:value="24.2314647377938" calcext:value-type="float">
            <text:p>24.2314647377938</text:p>
          </table:table-cell>
          <table:table-cell table:style-name="Default" office:value-type="float" office:value="29.9703264094956" calcext:value-type="float">
            <text:p>29.970326409495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8.11712467354475" calcext:value-type="float">
            <text:p>-8.11712467354475</text:p>
          </table:table-cell>
          <table:table-cell table:style-name="Default" office:value-type="float" office:value="62.6680147309503" calcext:value-type="float">
            <text:p>62.6680147309503</text:p>
          </table:table-cell>
          <table:table-cell table:style-name="Default" office:value-type="float" office:value="-70.7851394044951" calcext:value-type="float">
            <text:p>-70.7851394044951</text:p>
          </table:table-cell>
          <table:table-cell table:style-name="Default" office:value-type="float" office:value="23.2243517474634" calcext:value-type="float">
            <text:p>23.2243517474634</text:p>
          </table:table-cell>
          <table:table-cell table:style-name="Default" office:value-type="float" office:value="22.1122112211221" calcext:value-type="float">
            <text:p>22.1122112211221</text:p>
          </table:table-cell>
          <table:table-cell table:style-name="Default" office:value-type="float" office:value="25.6227758007117" calcext:value-type="float">
            <text:p>25.6227758007117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96.8669950826823" calcext:value-type="float">
            <text:p>-96.8669950826823</text:p>
          </table:table-cell>
          <table:table-cell table:style-name="Default" office:value-type="float" office:value="116.184008266811" calcext:value-type="float">
            <text:p>116.184008266811</text:p>
          </table:table-cell>
          <table:table-cell table:style-name="Default" office:value-type="float" office:value="-213.051003349493" calcext:value-type="float">
            <text:p>-213.051003349493</text:p>
          </table:table-cell>
          <table:table-cell table:style-name="Default" office:value-type="float" office:value="21.2180746561886" calcext:value-type="float">
            <text:p>21.2180746561886</text:p>
          </table:table-cell>
          <table:table-cell table:style-name="Default" office:value-type="float" office:value="22.0858895705521" calcext:value-type="float">
            <text:p>22.0858895705521</text:p>
          </table:table-cell>
          <table:table-cell table:style-name="Default" office:value-type="float" office:value="20.4158790170132" calcext:value-type="float">
            <text:p>20.4158790170132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.40457754408655" calcext:value-type="float">
            <text:p>-1.40457754408655</text:p>
          </table:table-cell>
          <table:table-cell table:style-name="Default" office:value-type="float" office:value="60.6365228790185" calcext:value-type="float">
            <text:p>60.6365228790185</text:p>
          </table:table-cell>
          <table:table-cell table:style-name="Default" office:value-type="float" office:value="-62.041100423105" calcext:value-type="float">
            <text:p>-62.041100423105</text:p>
          </table:table-cell>
          <table:table-cell table:style-name="Default" office:value-type="float" office:value="26.6292134831461" calcext:value-type="float">
            <text:p>26.6292134831461</text:p>
          </table:table-cell>
          <table:table-cell table:style-name="Default" office:value-type="float" office:value="24.2314647377938" calcext:value-type="float">
            <text:p>24.2314647377938</text:p>
          </table:table-cell>
          <table:table-cell table:style-name="Default" office:value-type="float" office:value="30.5637982195846" calcext:value-type="float">
            <text:p>30.5637982195846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151.497942714064" calcext:value-type="float">
            <text:p>-151.497942714064</text:p>
          </table:table-cell>
          <table:table-cell table:style-name="Default" office:value-type="float" office:value="61.3634244852768" calcext:value-type="float">
            <text:p>61.3634244852768</text:p>
          </table:table-cell>
          <table:table-cell table:style-name="Default" office:value-type="float" office:value="-212.86136719934" calcext:value-type="float">
            <text:p>-212.86136719934</text:p>
          </table:table-cell>
          <table:table-cell table:style-name="Default" office:value-type="float" office:value="25.3932584269663" calcext:value-type="float">
            <text:p>25.3932584269663</text:p>
          </table:table-cell>
          <table:table-cell table:style-name="Default" office:value-type="float" office:value="23.869801084991" calcext:value-type="float">
            <text:p>23.869801084991</text:p>
          </table:table-cell>
          <table:table-cell table:style-name="Default" office:value-type="float" office:value="27.893175074184" calcext:value-type="float">
            <text:p>27.893175074184</text:p>
          </table:table-cell>
          <table:table-cell/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4.91709472277133" calcext:value-type="float">
            <text:p>4.91709472277133</text:p>
          </table:table-cell>
          <table:table-cell table:style-name="Default" office:value-type="float" office:value="75.7315857103461" calcext:value-type="float">
            <text:p>75.7315857103461</text:p>
          </table:table-cell>
          <table:table-cell table:style-name="Default" office:value-type="float" office:value="-70.8144909875746" calcext:value-type="float">
            <text:p>-70.8144909875746</text:p>
          </table:table-cell>
          <table:table-cell table:style-name="Default" office:value-type="float" office:value="25.8426966292135" calcext:value-type="float">
            <text:p>25.8426966292135</text:p>
          </table:table-cell>
          <table:table-cell table:style-name="Default" office:value-type="float" office:value="24.2314647377938" calcext:value-type="float">
            <text:p>24.2314647377938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7.86193259293032" calcext:value-type="float">
            <text:p>7.86193259293032</text:p>
          </table:table-cell>
          <table:table-cell table:style-name="Default" office:value-type="float" office:value="42.4941902849397" calcext:value-type="float">
            <text:p>42.4941902849397</text:p>
          </table:table-cell>
          <table:table-cell table:style-name="Default" office:value-type="float" office:value="-34.6322576920093" calcext:value-type="float">
            <text:p>-34.6322576920093</text:p>
          </table:table-cell>
          <table:table-cell table:style-name="Default" office:value-type="float" office:value="24.8366013071895" calcext:value-type="float">
            <text:p>24.836601307189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4.6913580246914" calcext:value-type="float">
            <text:p>24.69135802469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2.1034034109095" calcext:value-type="float">
            <text:p>-62.1034034109095</text:p>
          </table:table-cell>
          <table:table-cell table:style-name="Default" office:value-type="float" office:value="51.1364411679267" calcext:value-type="float">
            <text:p>51.1364411679267</text:p>
          </table:table-cell>
          <table:table-cell table:style-name="Default" office:value-type="float" office:value="-113.239844578836" calcext:value-type="float">
            <text:p>-113.239844578836</text:p>
          </table:table-cell>
          <table:table-cell table:style-name="Default" office:value-type="float" office:value="26.4044943820225" calcext:value-type="float">
            <text:p>26.4044943820225</text:p>
          </table:table-cell>
          <table:table-cell table:style-name="Default" office:value-type="float" office:value="24.2314647377938" calcext:value-type="float">
            <text:p>24.2314647377938</text:p>
          </table:table-cell>
          <table:table-cell table:style-name="Default" office:value-type="float" office:value="29.9703264094956" calcext:value-type="float">
            <text:p>29.9703264094956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24.8777512795652" calcext:value-type="float">
            <text:p>-24.8777512795652</text:p>
          </table:table-cell>
          <table:table-cell table:style-name="Default" office:value-type="float" office:value="73.4315811736027" calcext:value-type="float">
            <text:p>73.4315811736027</text:p>
          </table:table-cell>
          <table:table-cell table:style-name="Default" office:value-type="float" office:value="-98.3093324531679" calcext:value-type="float">
            <text:p>-98.3093324531679</text:p>
          </table:table-cell>
          <table:table-cell table:style-name="Default" office:value-type="float" office:value="23.6693091732729" calcext:value-type="float">
            <text:p>23.6693091732729</text:p>
          </table:table-cell>
          <table:table-cell table:style-name="Default" office:value-type="float" office:value="22.3472668810289" calcext:value-type="float">
            <text:p>22.3472668810289</text:p>
          </table:table-cell>
          <table:table-cell table:style-name="Default" office:value-type="float" office:value="26.8199233716475" calcext:value-type="float">
            <text:p>26.819923371647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52.5304626307337" calcext:value-type="float">
            <text:p>-52.5304626307337</text:p>
          </table:table-cell>
          <table:table-cell table:style-name="Default" office:value-type="float" office:value="140.47353832752" calcext:value-type="float">
            <text:p>140.47353832752</text:p>
          </table:table-cell>
          <table:table-cell table:style-name="Default" office:value-type="float" office:value="-193.004000958253" calcext:value-type="float">
            <text:p>-193.004000958253</text:p>
          </table:table-cell>
          <table:table-cell table:style-name="Default" office:value-type="float" office:value="23.8709677419355" calcext:value-type="float">
            <text:p>23.8709677419355</text:p>
          </table:table-cell>
          <table:table-cell table:style-name="Default" office:value-type="float" office:value="21.8588640275387" calcext:value-type="float">
            <text:p>21.8588640275387</text:p>
          </table:table-cell>
          <table:table-cell table:style-name="Default" office:value-type="float" office:value="27.2206303724928" calcext:value-type="float">
            <text:p>27.2206303724928</text:p>
          </table:table-cell>
          <table:table-cell table:number-columns-repeated="9"/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169.391552802051" calcext:value-type="float">
            <text:p>-169.391552802051</text:p>
          </table:table-cell>
          <table:table-cell table:style-name="Default" office:value-type="float" office:value="53.4151627925725" calcext:value-type="float">
            <text:p>53.4151627925725</text:p>
          </table:table-cell>
          <table:table-cell table:style-name="Default" office:value-type="float" office:value="-222.806715594624" calcext:value-type="float">
            <text:p>-222.806715594624</text:p>
          </table:table-cell>
          <table:table-cell table:style-name="Default" office:value-type="float" office:value="25.2808988764045" calcext:value-type="float">
            <text:p>25.2808988764045</text:p>
          </table:table-cell>
          <table:table-cell table:style-name="Default" office:value-type="float" office:value="24.0506329113924" calcext:value-type="float">
            <text:p>24.0506329113924</text:p>
          </table:table-cell>
          <table:table-cell table:style-name="Default" office:value-type="float" office:value="27.299703264095" calcext:value-type="float">
            <text:p>27.299703264095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.8667100429893" calcext:value-type="float">
            <text:p>50.8667100429893</text:p>
          </table:table-cell>
          <table:table-cell table:style-name="Default" office:value-type="float" office:value="43.9236249685557" calcext:value-type="float">
            <text:p>43.9236249685557</text:p>
          </table:table-cell>
          <table:table-cell table:style-name="Default" office:value-type="float" office:value="6.94308507443363" calcext:value-type="float">
            <text:p>6.94308507443363</text:p>
          </table:table-cell>
          <table:table-cell table:style-name="Default" office:value-type="float" office:value="27.0833333333333" calcext:value-type="float">
            <text:p>27.0833333333333</text:p>
          </table:table-cell>
          <table:table-cell table:style-name="Default" office:value-type="float" office:value="26.1904761904762" calcext:value-type="float">
            <text:p>26.1904761904762</text:p>
          </table:table-cell>
          <table:table-cell table:style-name="Default" office:value-type="float" office:value="27.7777777777778" calcext:value-type="float">
            <text:p>27.7777777777778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59.6760007317762" calcext:value-type="float">
            <text:p>-59.6760007317762</text:p>
          </table:table-cell>
          <table:table-cell table:style-name="Default" office:value-type="float" office:value="51.1364411679267" calcext:value-type="float">
            <text:p>51.1364411679267</text:p>
          </table:table-cell>
          <table:table-cell table:style-name="Default" office:value-type="float" office:value="-110.812441899703" calcext:value-type="float">
            <text:p>-110.812441899703</text:p>
          </table:table-cell>
          <table:table-cell table:style-name="Default" office:value-type="float" office:value="26.4044943820225" calcext:value-type="float">
            <text:p>26.4044943820225</text:p>
          </table:table-cell>
          <table:table-cell table:style-name="Default" office:value-type="float" office:value="24.2314647377938" calcext:value-type="float">
            <text:p>24.2314647377938</text:p>
          </table:table-cell>
          <table:table-cell table:style-name="Default" office:value-type="float" office:value="29.9703264094956" calcext:value-type="float">
            <text:p>29.9703264094956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.8188041424979" calcext:value-type="float">
            <text:p>15.8188041424979</text:p>
          </table:table-cell>
          <table:table-cell table:style-name="Default" office:value-type="float" office:value="52.6614471602819" calcext:value-type="float">
            <text:p>52.6614471602819</text:p>
          </table:table-cell>
          <table:table-cell table:style-name="Default" office:value-type="float" office:value="-36.842643017784" calcext:value-type="float">
            <text:p>-36.842643017784</text:p>
          </table:table-cell>
          <table:table-cell table:style-name="Default" office:value-type="float" office:value="23.155505107832" calcext:value-type="float">
            <text:p>23.155505107832</text:p>
          </table:table-cell>
          <table:table-cell table:style-name="Default" office:value-type="float" office:value="21.4634146341463" calcext:value-type="float">
            <text:p>21.4634146341463</text:p>
          </table:table-cell>
          <table:table-cell table:style-name="Default" office:value-type="float" office:value="27.0676691729323" calcext:value-type="float">
            <text:p>27.0676691729323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208.75665679416" calcext:value-type="float">
            <text:p>-208.75665679416</text:p>
          </table:table-cell>
          <table:table-cell table:style-name="Default" office:value-type="float" office:value="179.822016326717" calcext:value-type="float">
            <text:p>179.822016326717</text:p>
          </table:table-cell>
          <table:table-cell table:style-name="Default" office:value-type="float" office:value="-388.578673120878" calcext:value-type="float">
            <text:p>-388.578673120878</text:p>
          </table:table-cell>
          <table:table-cell table:style-name="Default" office:value-type="float" office:value="22.0558882235529" calcext:value-type="float">
            <text:p>22.0558882235529</text:p>
          </table:table-cell>
          <table:table-cell table:style-name="Default" office:value-type="float" office:value="21.7320261437909" calcext:value-type="float">
            <text:p>21.7320261437909</text:p>
          </table:table-cell>
          <table:table-cell table:style-name="Default" office:value-type="float" office:value="22.5641025641026" calcext:value-type="float">
            <text:p>22.5641025641026</text:p>
          </table:table-cell>
          <table:table-cell table:number-columns-repeated="9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225.313687147616" calcext:value-type="float">
            <text:p>-225.313687147616</text:p>
          </table:table-cell>
          <table:table-cell table:style-name="Default" office:value-type="float" office:value="37.9161154175732" calcext:value-type="float">
            <text:p>37.9161154175732</text:p>
          </table:table-cell>
          <table:table-cell table:style-name="Default" office:value-type="float" office:value="-263.229802565189" calcext:value-type="float">
            <text:p>-263.229802565189</text:p>
          </table:table-cell>
          <table:table-cell table:style-name="Default" office:value-type="float" office:value="25.3932584269663" calcext:value-type="float">
            <text:p>25.3932584269663</text:p>
          </table:table-cell>
          <table:table-cell table:style-name="Default" office:value-type="float" office:value="24.4122965641953" calcext:value-type="float">
            <text:p>24.4122965641953</text:p>
          </table:table-cell>
          <table:table-cell table:style-name="Default" office:value-type="float" office:value="27.0029673590504" calcext:value-type="float">
            <text:p>27.0029673590504</text:p>
          </table:table-cell>
          <table:table-cell table:number-columns-repeated="17"/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55.090875197178" calcext:value-type="float">
            <text:p>-55.090875197178</text:p>
          </table:table-cell>
          <table:table-cell table:style-name="Default" office:value-type="float" office:value="51.1364411679267" calcext:value-type="float">
            <text:p>51.1364411679267</text:p>
          </table:table-cell>
          <table:table-cell table:style-name="Default" office:value-type="float" office:value="-106.227316365105" calcext:value-type="float">
            <text:p>-106.227316365105</text:p>
          </table:table-cell>
          <table:table-cell table:style-name="Default" office:value-type="float" office:value="26.4044943820225" calcext:value-type="float">
            <text:p>26.4044943820225</text:p>
          </table:table-cell>
          <table:table-cell table:style-name="Default" office:value-type="float" office:value="24.2314647377938" calcext:value-type="float">
            <text:p>24.2314647377938</text:p>
          </table:table-cell>
          <table:table-cell table:style-name="Default" office:value-type="float" office:value="29.9703264094956" calcext:value-type="float">
            <text:p>29.9703264094956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9.74065621241318" calcext:value-type="float">
            <text:p>-9.74065621241318</text:p>
          </table:table-cell>
          <table:table-cell table:style-name="Default" office:value-type="float" office:value="72.5703420370244" calcext:value-type="float">
            <text:p>72.5703420370244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25.1685393258427" calcext:value-type="float">
            <text:p>25.1685393258427</text:p>
          </table:table-cell>
          <table:table-cell table:style-name="Default" office:value-type="float" office:value="23.1464737793852" calcext:value-type="float">
            <text:p>23.1464737793852</text:p>
          </table:table-cell>
          <table:table-cell table:style-name="Default" office:value-type="float" office:value="28.486646884273" calcext:value-type="float">
            <text:p>28.486646884273</text:p>
          </table:table-cell>
          <table:table-cell table:number-columns-repeated="9"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82.800092290142" calcext:value-type="float">
            <text:p>-182.800092290142</text:p>
          </table:table-cell>
          <table:table-cell table:style-name="Default" office:value-type="float" office:value="21.0965520187536" calcext:value-type="float">
            <text:p>21.0965520187536</text:p>
          </table:table-cell>
          <table:table-cell table:style-name="Default" office:value-type="float" office:value="-203.896644308896" calcext:value-type="float">
            <text:p>-203.896644308896</text:p>
          </table:table-cell>
          <table:table-cell table:style-name="Default" office:value-type="float" office:value="25.6179775280899" calcext:value-type="float">
            <text:p>25.6179775280899</text:p>
          </table:table-cell>
          <table:table-cell table:style-name="Default" office:value-type="float" office:value="24.4122965641953" calcext:value-type="float">
            <text:p>24.4122965641953</text:p>
          </table:table-cell>
          <table:table-cell table:style-name="Default" office:value-type="float" office:value="27.5964391691395" calcext:value-type="float">
            <text:p>27.596439169139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style-name="Default" office:value-type="float" office:value="9.37153675021331" calcext:value-type="float">
            <text:p>9.37153675021331</text:p>
          </table:table-cell>
          <table:table-cell table:style-name="Default" office:value-type="float" office:value="307.648343747631" calcext:value-type="float">
            <text:p>307.648343747631</text:p>
          </table:table-cell>
          <table:table-cell table:style-name="Default" office:value-type="float" office:value="-298.276806997418" calcext:value-type="float">
            <text:p>-298.276806997418</text:p>
          </table:table-cell>
          <table:table-cell table:style-name="Default" office:value-type="float" office:value="19.4565217391304" calcext:value-type="float">
            <text:p>19.4565217391304</text:p>
          </table:table-cell>
          <table:table-cell table:style-name="Default" office:value-type="float" office:value="22.7799227799228" calcext:value-type="float">
            <text:p>22.7799227799228</text:p>
          </table:table-cell>
          <table:table-cell table:style-name="Default" office:value-type="float" office:value="15.1741293532338" calcext:value-type="float">
            <text:p>15.1741293532338</text:p>
          </table:table-cell>
          <table:table-cell table:number-columns-repeated="9"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-173.80320917901" calcext:value-type="float">
            <text:p>-173.80320917901</text:p>
          </table:table-cell>
          <table:table-cell table:style-name="Default" office:value-type="float" office:value="1.72483397927463" calcext:value-type="float">
            <text:p>1.72483397927463</text:p>
          </table:table-cell>
          <table:table-cell table:style-name="Default" office:value-type="float" office:value="-175.528043158284" calcext:value-type="float">
            <text:p>-175.528043158284</text:p>
          </table:table-cell>
          <table:table-cell table:style-name="Default" office:value-type="float" office:value="25.6179775280899" calcext:value-type="float">
            <text:p>25.6179775280899</text:p>
          </table:table-cell>
          <table:table-cell table:style-name="Default" office:value-type="float" office:value="24.4122965641953" calcext:value-type="float">
            <text:p>24.4122965641953</text:p>
          </table:table-cell>
          <table:table-cell table:style-name="Default" office:value-type="float" office:value="27.5964391691395" calcext:value-type="float">
            <text:p>27.596439169139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style-name="Default" office:value-type="float" office:value="-216.921658065189" calcext:value-type="float">
            <text:p>-216.921658065189</text:p>
          </table:table-cell>
          <table:table-cell table:style-name="Default" office:value-type="float" office:value="33.0543242383731" calcext:value-type="float">
            <text:p>33.0543242383731</text:p>
          </table:table-cell>
          <table:table-cell table:style-name="Default" office:value-type="float" office:value="-249.975982303562" calcext:value-type="float">
            <text:p>-249.975982303562</text:p>
          </table:table-cell>
          <table:table-cell table:style-name="Default" office:value-type="float" office:value="18.5635359116022" calcext:value-type="float">
            <text:p>18.5635359116022</text:p>
          </table:table-cell>
          <table:table-cell table:style-name="Default" office:value-type="float" office:value="20.0779727095517" calcext:value-type="float">
            <text:p>20.0779727095517</text:p>
          </table:table-cell>
          <table:table-cell table:style-name="Default" office:value-type="float" office:value="16.5816326530612" calcext:value-type="float">
            <text:p>16.581632653061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style-name="Default" office:value-type="float" office:value="194.018976667078" calcext:value-type="float">
            <text:p>194.018976667078</text:p>
          </table:table-cell>
          <table:table-cell table:style-name="Default" office:value-type="float" office:value="-11.0014048837099" calcext:value-type="float">
            <text:p>-11.0014048837099</text:p>
          </table:table-cell>
          <table:table-cell table:style-name="Default" office:value-type="float" office:value="205.020381550788" calcext:value-type="float">
            <text:p>205.020381550788</text:p>
          </table:table-cell>
          <table:table-cell table:style-name="Default" office:value-type="float" office:value="21.5086646279307" calcext:value-type="float">
            <text:p>21.5086646279307</text:p>
          </table:table-cell>
          <table:table-cell table:style-name="Default" office:value-type="float" office:value="19.9608610567515" calcext:value-type="float">
            <text:p>19.9608610567515</text:p>
          </table:table-cell>
          <table:table-cell table:style-name="Default" office:value-type="float" office:value="23.1914893617021" calcext:value-type="float">
            <text:p>23.1914893617021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Default" office:value-type="float" office:value="14.2121078219443" calcext:value-type="float">
            <text:p>14.2121078219443</text:p>
          </table:table-cell>
          <table:table-cell table:style-name="Default" office:value-type="float" office:value="92.1841280472083" calcext:value-type="float">
            <text:p>92.1841280472083</text:p>
          </table:table-cell>
          <table:table-cell table:style-name="Default" office:value-type="float" office:value="-77.972020225264" calcext:value-type="float">
            <text:p>-77.972020225264</text:p>
          </table:table-cell>
          <table:table-cell table:style-name="Default" office:value-type="float" office:value="21.8124341412013" calcext:value-type="float">
            <text:p>21.8124341412013</text:p>
          </table:table-cell>
          <table:table-cell table:style-name="Default" office:value-type="float" office:value="21.9739292364991" calcext:value-type="float">
            <text:p>21.9739292364991</text:p>
          </table:table-cell>
          <table:table-cell table:style-name="Default" office:value-type="float" office:value="21.6019417475728" calcext:value-type="float">
            <text:p>21.601941747572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190.016091778763" calcext:value-type="float">
            <text:p>-190.016091778763</text:p>
          </table:table-cell>
          <table:table-cell table:style-name="Default" office:value-type="float" office:value="-6.76666695894724" calcext:value-type="float">
            <text:p>-6.76666695894724</text:p>
          </table:table-cell>
          <table:table-cell table:style-name="Default" office:value-type="float" office:value="-183.249424819815" calcext:value-type="float">
            <text:p>-183.249424819815</text:p>
          </table:table-cell>
          <table:table-cell table:style-name="Default" office:value-type="float" office:value="19.9561403508772" calcext:value-type="float">
            <text:p>19.9561403508772</text:p>
          </table:table-cell>
          <table:table-cell table:style-name="Default" office:value-type="float" office:value="19.5488721804511" calcext:value-type="float">
            <text:p>19.5488721804511</text:p>
          </table:table-cell>
          <table:table-cell table:style-name="Default" office:value-type="float" office:value="20.5263157894737" calcext:value-type="float">
            <text:p>20.5263157894737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72.7409406687455" calcext:value-type="float">
            <text:p>-72.7409406687455</text:p>
          </table:table-cell>
          <table:table-cell table:style-name="Default" office:value-type="float" office:value="132.376481266453" calcext:value-type="float">
            <text:p>132.376481266453</text:p>
          </table:table-cell>
          <table:table-cell table:style-name="Default" office:value-type="float" office:value="-205.117421935198" calcext:value-type="float">
            <text:p>-205.117421935198</text:p>
          </table:table-cell>
          <table:table-cell table:style-name="Default" office:value-type="float" office:value="20.4496788008565" calcext:value-type="float">
            <text:p>20.4496788008565</text:p>
          </table:table-cell>
          <table:table-cell table:style-name="Default" office:value-type="float" office:value="19.8988195615514" calcext:value-type="float">
            <text:p>19.8988195615514</text:p>
          </table:table-cell>
          <table:table-cell table:style-name="Default" office:value-type="float" office:value="21.4076246334311" calcext:value-type="float">
            <text:p>21.4076246334311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41.6065333975687" calcext:value-type="float">
            <text:p>-41.6065333975687</text:p>
          </table:table-cell>
          <table:table-cell table:style-name="Default" office:value-type="float" office:value="100.276448302189" calcext:value-type="float">
            <text:p>100.276448302189</text:p>
          </table:table-cell>
          <table:table-cell table:style-name="Default" office:value-type="float" office:value="-141.882981699758" calcext:value-type="float">
            <text:p>-141.882981699758</text:p>
          </table:table-cell>
          <table:table-cell table:style-name="Default" office:value-type="float" office:value="22.4592220828105" calcext:value-type="float">
            <text:p>22.4592220828105</text:p>
          </table:table-cell>
          <table:table-cell table:style-name="Default" office:value-type="float" office:value="22.5596529284165" calcext:value-type="float">
            <text:p>22.5596529284165</text:p>
          </table:table-cell>
          <table:table-cell table:style-name="Default" office:value-type="float" office:value="22.3214285714286" calcext:value-type="float">
            <text:p>22.321428571428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56.992827733266" calcext:value-type="float">
            <text:p>-56.992827733266</text:p>
          </table:table-cell>
          <table:table-cell table:style-name="Default" office:value-type="float" office:value="109.375423477372" calcext:value-type="float">
            <text:p>109.375423477372</text:p>
          </table:table-cell>
          <table:table-cell table:style-name="Default" office:value-type="float" office:value="-166.368251210638" calcext:value-type="float">
            <text:p>-166.368251210638</text:p>
          </table:table-cell>
          <table:table-cell table:style-name="Default" office:value-type="float" office:value="19.5876288659794" calcext:value-type="float">
            <text:p>19.5876288659794</text:p>
          </table:table-cell>
          <table:table-cell table:style-name="Default" office:value-type="float" office:value="19.5020746887967" calcext:value-type="float">
            <text:p>19.5020746887967</text:p>
          </table:table-cell>
          <table:table-cell table:style-name="Default" office:value-type="float" office:value="19.693094629156" calcext:value-type="float">
            <text:p>19.69309462915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103.042684406713" calcext:value-type="float">
            <text:p>103.042684406713</text:p>
          </table:table-cell>
          <table:table-cell table:style-name="Default" office:value-type="float" office:value="180.302560227142" calcext:value-type="float">
            <text:p>180.302560227142</text:p>
          </table:table-cell>
          <table:table-cell table:style-name="Default" office:value-type="float" office:value="-77.2598758204299" calcext:value-type="float">
            <text:p>-77.2598758204299</text:p>
          </table:table-cell>
          <table:table-cell table:style-name="Default" office:value-type="float" office:value="20.1773835920177" calcext:value-type="float">
            <text:p>20.1773835920177</text:p>
          </table:table-cell>
          <table:table-cell table:style-name="Default" office:value-type="float" office:value="18.7732342007435" calcext:value-type="float">
            <text:p>18.7732342007435</text:p>
          </table:table-cell>
          <table:table-cell table:style-name="Default" office:value-type="float" office:value="22.2527472527473" calcext:value-type="float">
            <text:p>22.252747252747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84.6471078040058" calcext:value-type="float">
            <text:p>-84.6471078040058</text:p>
          </table:table-cell>
          <table:table-cell table:style-name="Default" office:value-type="float" office:value="239.27102020854" calcext:value-type="float">
            <text:p>239.27102020854</text:p>
          </table:table-cell>
          <table:table-cell table:style-name="Default" office:value-type="float" office:value="-323.918128012545" calcext:value-type="float">
            <text:p>-323.918128012545</text:p>
          </table:table-cell>
          <table:table-cell table:style-name="Default" office:value-type="float" office:value="20.3873598369011" calcext:value-type="float">
            <text:p>20.3873598369011</text:p>
          </table:table-cell>
          <table:table-cell table:style-name="Default" office:value-type="float" office:value="21.8992248062016" calcext:value-type="float">
            <text:p>21.8992248062016</text:p>
          </table:table-cell>
          <table:table-cell table:style-name="Default" office:value-type="float" office:value="18.7096774193548" calcext:value-type="float">
            <text:p>18.709677419354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296.481924043097" calcext:value-type="float">
            <text:p>296.481924043097</text:p>
          </table:table-cell>
          <table:table-cell table:style-name="Default" office:value-type="float" office:value="26.2756676275479" calcext:value-type="float">
            <text:p>26.2756676275479</text:p>
          </table:table-cell>
          <table:table-cell table:style-name="Default" office:value-type="float" office:value="270.206256415549" calcext:value-type="float">
            <text:p>270.206256415549</text:p>
          </table:table-cell>
          <table:table-cell table:style-name="Default" office:value-type="float" office:value="23.7633365664403" calcext:value-type="float">
            <text:p>23.7633365664403</text:p>
          </table:table-cell>
          <table:table-cell table:style-name="Default" office:value-type="float" office:value="22.2648752399232" calcext:value-type="float">
            <text:p>22.2648752399232</text:p>
          </table:table-cell>
          <table:table-cell table:style-name="Default" office:value-type="float" office:value="25.2941176470588" calcext:value-type="float">
            <text:p>25.294117647058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214.565285905641" calcext:value-type="float">
            <text:p>-214.565285905641</text:p>
          </table:table-cell>
          <table:table-cell table:style-name="Default" office:value-type="float" office:value="204.58972118674" calcext:value-type="float">
            <text:p>204.58972118674</text:p>
          </table:table-cell>
          <table:table-cell table:style-name="Default" office:value-type="float" office:value="-419.155007092381" calcext:value-type="float">
            <text:p>-419.155007092381</text:p>
          </table:table-cell>
          <table:table-cell table:style-name="Default" office:value-type="float" office:value="17.2122492080253" calcext:value-type="float">
            <text:p>17.2122492080253</text:p>
          </table:table-cell>
          <table:table-cell table:style-name="Default" office:value-type="float" office:value="19.8443579766537" calcext:value-type="float">
            <text:p>19.8443579766537</text:p>
          </table:table-cell>
          <table:table-cell table:style-name="Default" office:value-type="float" office:value="14.0877598152425" calcext:value-type="float">
            <text:p>14.0877598152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RT</text:p>
          </table:table-cell>
          <table:table-cell office:value-type="float" office:value="-1762.52925335433" calcext:value-type="float">
            <text:p>-1762.52925335433</text:p>
          </table:table-cell>
          <table:table-cell office:value-type="float" office:value="-875.913781767236" calcext:value-type="float">
            <text:p>-875.913781767236</text:p>
          </table:table-cell>
          <table:table-cell office:value-type="float" office:value="-886.615471587097" calcext:value-type="float">
            <text:p>-886.615471587097</text:p>
          </table:table-cell>
          <table:table-cell office:value-type="float" office:value="26.8343815513627" calcext:value-type="float">
            <text:p>26.8343815513627</text:p>
          </table:table-cell>
          <table:table-cell office:value-type="float" office:value="26.4197530864197" calcext:value-type="float">
            <text:p>26.4197530864197</text:p>
          </table:table-cell>
          <table:table-cell office:value-type="float" office:value="27.1402550091075" calcext:value-type="float">
            <text:p>27.1402550091075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20:40:28.212879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15T20:44:02.233445472</dc:date>
    <meta:editing-duration>PT5H55M24S</meta:editing-duration>
    <meta:editing-cycles>15</meta:editing-cycles>
    <meta:generator>LibreOffice/6.4.7.2$Linux_X86_64 LibreOffice_project/40$Build-2</meta:generator>
    <meta:document-statistic meta:table-count="1" meta:cell-count="714" meta:object-count="0"/>
  </office:meta>
</office:document-meta>
</file>